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 progress</text:p>
      <text:p text:style-name="Standard"/>
      <text:p text:style-name="Standard">01/02/07-15/02/07 <text:s/>Study the DDR2 ram, MIG007</text:p>
      <text:p text:style-name="Standard">16/02/07-01/03/07 <text:s/>First versions of VHDL test program of the DDR2 ram, the output shows there are different bits in the output results that go wrong</text:p>
      <text:p text:style-name="Standard">01/03/07-07/03/07 <text:s/>Simulation of the model, timing simulation. Error corrected in the simulation.</text:p>
      <text:p text:style-name="Standard">07/03/07-17/03/07 <text:s/>Study flash, VHDL test program for flash, failed to read or write</text:p>
      <text:p text:style-name="Standard">17/03/07-10/04/07 <text:s/>New version of PCB made(V1.5), new connections between DDR2 and FPGA</text:p>
      <text:p text:style-name="Standard">11/04/07-30/04/07 <text:s/>Study the flash, different approaches towards interfacing flash. Not working correctly.</text:p>
      <text:p text:style-name="Standard">01/05/07 <text:s text:c="17"/>First test program using MB inside FPGA on ML401 board. Working correctly</text:p>
      <text:p text:style-name="Standard">01/05/07-14/05/07 <text:s/>Migrating the design onto PT8614</text:p>
      <text:p text:style-name="Standard">16/05/07 <text:s text:c="16"/>The flash can be read, written or erased by the MB inside V2pro</text:p>
      <text:p text:style-name="Standard">23/05/07 <text:s text:c="16"/>Test DDR2 ram on the V1.5 board, the first test program works.</text:p>
      <text:p text:style-name="Standard">30/05/07 <text:s text:c="16"/>Migrate the design into PPC. Can't add a top level to the design. The flash can't output correct data. The possible problem is the IOBUF used in the top level</text:p>
      <text:p text:style-name="Standard">14/06/07 <text:s text:c="16"/>Test entire DDR2 ram with internal programmed counter. Bigger capacitor on VDDQ, successful</text:p>
      <text:p text:style-name="Standard"/>
      <text:p text:style-name="Standard"/>
      <text:p text:style-name="Standard"/>
      <text:p text:style-name="Standard"/>
      <text:p text:style-name="Standard">Project Plan</text:p>
      <text:p text:style-name="Standard"/>
      <text:p text:style-name="Standard">June 2007</text:p>
      <text:p text:style-name="Standard">The refinement of the flash test program, including: migrate the design into PPC, adding top level module (1-2 days)</text:p>
      <text:p text:style-name="Standard"/>
      <text:p text:style-name="Standard">Interfacing PPC with rest of the FPGA, implementing a bus which both flash and DDR2 can access. (1 week, before 09/06)</text:p>
      <text:p text:style-name="Standard"/>
      <text:p text:style-name="Standard">Test the DDR2 thoroughly. Reading and writing all addresses in an optimal way. (1 week, before 15/06) </text:p>
      <text:p text:style-name="Standard"/>
      <text:p text:style-name="Standard">Building the interface of DDR2 &amp; RocketIO, so the contents of the DDR2 can be displayed on the screen. (1 week)</text:p>
      <text:p text:style-name="Standard"/>
      <text:p text:style-name="Standard">Building up the communication between flash and DDR2, so DDR2 reads all the data when the system being powered up (how to test?) (1-2 week before 01/07)</text:p>
      <text:p text:style-name="Standard"/>
      <text:p text:style-name="Standard"/>
      <text:p text:style-name="Standard">July 2007</text:p>
      <text:p text:style-name="Standard">Optimizing the flash programming method(by using buffer programming or factory programming.(1 week)</text:p>
      <text:p text:style-name="Standard"/>
      <text:p text:style-name="Standard">Building the interface between 8051 &amp; FPGA. (1 week)</text:p>
      <text:p text:style-name="Standard"/>
      <text:p text:style-name="Standard">Modifying MSD-load PC program so that an image can be transmitted to 8051 through USB</text:p>
      <text:p text:style-name="Standard">(1-2 weeks)</text:p>
      <text:p text:style-name="Standard"/>
      <text:p text:style-name="Standard">Test of the whole system. </text:p>
      <text:p text:style-name="Standard"/>
      <text:p text:style-name="Standard">Integrating the design with PT86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7-05-24T09:36:27</meta:creation-date>
    <dc:date>2007-06-18T09:25:55</dc:date>
    <meta:print-date>2007-06-11T10:36:51</meta:print-date>
    <dc:language>en-US</dc:language>
    <meta:editing-cycles>9</meta:editing-cycles>
    <meta:editing-duration>PT31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7" meta:word-count="385" meta:character-count="2144"/>
  </office:meta>
</office:document-meta>
</file>